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end" style:justify-single-word="false"/>
      <style:text-properties fo:font-size="13pt" style:font-size-asian="13pt" style:font-size-complex="13pt"/>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ébastien Miatti </text:p>
      <text:p text:style-name="P1">11, allée Saint-Exupéry </text:p>
      <text:p text:style-name="P1">92390 Villeneuve-la-Garenne </text:p>
      <text:p text:style-name="P1">07 83 88 62 92</text:p>
      <text:p text:style-name="P1"/>
      <text:p text:style-name="P1"><text:tab/><text:tab/><text:tab/><text:tab/><text:tab/><text:tab/> <text:s text:c="3"/>A Villeneuve-la-Garenne, Le 15 Novembre 2017</text:p>
      <text:p text:style-name="P1"/>
      <text:p text:style-name="P1"/>
      <text:p text:style-name="P3">Objet : Candidature pour un stage en développement web</text:p>
      <text:p text:style-name="P1"/>
      <text:p text:style-name="P1">Madame, Monsieur</text:p>
      <text:p text:style-name="P1"/>
      <text:p text:style-name="P1"><text:s text:c="7"/>Actuellement salarié et en formation au PoleS en tant qu'intégrateur développeur web, je suis à la recherche d'un stage de deux mois à partir de février 2017. Particulièrement intéressé par votre entreprise, je suis très désireux de suivre ce stage au côté de votre équipe de développeurs.</text:p>
      <text:p text:style-name="P1"/>
      <text:p text:style-name="P1"><text:s text:c="7"/>Autodidacte et passionné d'informatique, j'ai d'abord obtenu mon BAC STI génie électronique puis j'ai suivi un premier trimestre d'un cursus d'ingénieur dans une école privée nommée Supinfo. A l'heure d'aujourd'hui où les progrès technologiques ne cessent de s'intensifier et prennent une part de plus en plus importante dans nos vies, j'ai voulu ajouter des compétences en développement à mes compétences en informatique.</text:p>
      <text:p text:style-name="P1">Depuis juin dernier, j'ai donc intégré une formation d'intégrateur développeur web au sein du PoleS, labellisée Grande Ecole du Numérique.</text:p>
      <text:p text:style-name="P1"/>
      <text:p text:style-name="P1"><text:s text:c="7"/>Ma formation comprend 4 mois d'apprentissage intensif des langages web puis une mise en pratique des connaissances acquises avec la réalisation d'un site perso dynamique et la réalisation d'un projet client. La curiosité, l'auto-formation, et le travail en équipe sont les aptitudes fondamentales mis en avant par son modèle pédagogique.</text:p>
      <text:p text:style-name="P1"/>
      <text:p text:style-name="P1"><text:s text:c="7"/>Je tiens à rejoindre votre entreprise afin d'améliorer mes compétences en développement auprès de votre équipe et d'acquérir une expérience professionnelle significative. Je ferai preuve de dynamisme, de curiosité et je m'adapterai aux méthodes de travail qui vous sont propres. Volontaire et ambitieux, je mets un point d'honneur à respecter toutes les missions qui me seront confiées.</text:p>
      <text:p text:style-name="P1"/>
      <text:p text:style-name="P1"><text:s text:c="7"/>Je vous remercie par avance de l'attention que vous voudriez bien porter à ma candidature et je suis à votre disposition pour vous faire part plus en détail de mes compétences et ma motivation.</text:p>
      <text:p text:style-name="P1"/>
      <text:p text:style-name="P1"><text:s text:c="7"/>Dans cette attente, je vous prie d'agréer Madame, Monsieur, l'expression de mes salutations distinguées.</text:p>
      <text:p text:style-name="P1"/>
      <text:p text:style-name="P2">Sébastien Miatti </text:p>
      <text:p text:style-name="P1"/>
      <text:p text:style-name="P1"/>
      <text:p text:style-name="P1"/>
      <text:p text:style-name="P1"/>
      <text:p text:style-name="P1"><text:soft-page-break/><text:s text:c="3"/>Autodidacte et passionnée d'informatique, j'ai obtenu mon BAC STI génie électronique en 2010 et ensuite j'ai suivi ma 1ere années dans un cursus d'ingénieur dans une école privée nommée Supinfo.</text:p>
      <text:p text:style-name="P1"/>
      <text:p text:style-name="P1"><text:s text:c="3"/>A l'heure actuelle, le progret technologique ne cesse de s'intensifier et prend une part de plus en plus importante dans nos vies, <text:s/>j'ai intégré les rangs d'une formation du 'PoleS' depuis le 14 juin 2017 en tant que développeur web full stack, incluant 4 mois de formation accéléré par WebForce 3, labellisée « Grande école du numérique » .</text:p>
      <text:p text:style-name="P1"/>
      <text:p text:style-name="P1"><text:s text:c="3"/>je souhaite rejoindre une entreprise afin de développer mon expérience dans cet univers. Ce qui me permettra d'intégrer votre équipe, parallèlement d'améliorer mes compétences dans le monde professionnel et surtout informatique; Ainsi que d’achever la poursuite de mon apprentissage et devenir donc un developpeur informatique back-end.</text:p>
      <text:p text:style-name="P1"/>
      <text:p text:style-name="P1"><text:s text:c="3"/>Je ferai preuve de dynamisme et de curiosité envers tous les mécanismes qui pourront m'entourer et je tâcherai également d'apprendre rapidement les habitudes et les techniques adoptées par votre enseigne.</text:p>
      <text:p text:style-name="P1"><text:s/></text:p>
      <text:p text:style-name="P1"><text:s text:c="4"/>Mon dynamisme, ma rigueur et mon sens des responsabilités, sont des atouts que je mettrai à votre entière disposition; Volontaire et ambitieux, je mets un point d’honneur à respecter toutes missions afin de m'investir complètement dans les taches qui me seront confiées. </text:p>
      <text:p text:style-name="P1"/>
      <text:p text:style-name="P1"><text:s text:c="4"/>Je vous serais reconnaissant de bien vouloir m'indiquer si votre entreprise pourrait être intéressée par ma demande de stage.</text:p>
      <text:p text:style-name="P1"/>
      <text:p text:style-name="P1">Dans l’attente de votre réponse, en vous remerciant de l'attention que vous voudriez portez à cette lettre, je vous prie d'agréer, Madame, Monsieur, l'expression de mes salutations distinguées.</text:p>
      <text:p text:style-name="P1"/>
      <text:p text:style-name="P1"><text:tab/><text:tab/><text:tab/><text:tab/><text:tab/><text:tab/><text:tab/><text:tab/><text:tab/><text:tab/><text:tab/> <text:s/>Miatti Sébastien <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1T23:56:46.12</meta:creation-date>
    <dc:date>2017-12-13T16:33:33.02</dc:date>
    <meta:editing-duration>PT33M50S</meta:editing-duration>
    <meta:editing-cycles>5</meta:editing-cycles>
    <meta:generator>OpenOffice/4.1.3$Win32 OpenOffice.org_project/413m1$Build-9783</meta:generator>
    <meta:document-statistic meta:table-count="0" meta:image-count="0" meta:object-count="0" meta:page-count="2" meta:paragraph-count="24" meta:word-count="571" meta:character-count="3859"/>
  </office:meta>
</office:document-meta>
</file>